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>
      <style:graphic-properties draw:stroke="none" svg:stroke-color="#000000" draw:fill="none" draw:fill-color="#ffffff" fo:min-height="0.4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44cm"/>
    </style:style>
    <style:style style:name="gr7" style:family="graphic" style:parent-style-name="objectwithoutfill">
      <style:graphic-properties svg:stroke-width="0.028cm" svg:stroke-color="#1c99e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2cm"/>
    </style:style>
    <style:style style:name="gr11" style:family="graphic" style:parent-style-name="objectwithoutfill">
      <style:graphic-properties svg:stroke-color="#18a303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color="#43c330" fo:font-size="10pt"/>
    </style:style>
    <style:style style:name="P5" style:family="paragraph">
      <loext:graphic-properties draw:fill="none" draw:fill-color="#ffffff"/>
      <style:text-properties fo:color="#1c99e0" fo:font-size="10pt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fo:color="#43c330" fo:font-size="10pt"/>
    </style:style>
    <style:style style:name="T4" style:family="text">
      <style:text-properties fo:color="#1c99e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2" draw:layer="layout" svg:width="0.65cm" svg:height="0.645cm" svg:x="3.15cm" svg:y="7.15cm">
          <draw:text-box>
            <text:p><text:span text:style-name="T1">6</text:span></text:p>
          </draw:text-box>
        </draw:frame>
        <draw:frame draw:style-name="gr4" draw:text-style-name="P2" draw:layer="layout" svg:width="0.9cm" svg:height="0.695cm" svg:x="7.05cm" svg:y="7.155cm">
          <draw:text-box>
            <text:p><text:span text:style-name="T1">20</text:span></text:p>
          </draw:text-box>
        </draw:frame>
        <draw:frame draw:style-name="gr4" draw:text-style-name="P2" draw:layer="layout" svg:width="0.9cm" svg:height="0.695cm" svg:x="9.05cm" svg:y="7.145cm">
          <draw:text-box>
            <text:p><text:span text:style-name="T1">24</text:span></text:p>
          </draw:text-box>
        </draw:frame>
        <draw:frame draw:style-name="gr3" draw:text-style-name="P2" draw:layer="layout" svg:width="0.65cm" svg:height="0.645cm" svg:x="0.15cm" svg:y="7.15cm">
          <draw:text-box>
            <text:p><text:span text:style-name="T1">0</text:span></text:p>
          </draw:text-box>
        </draw:frame>
        <draw:line draw:style-name="gr2" draw:text-style-name="P1" draw:layer="layout" svg:x1="0.5cm" svg:y1="6cm" svg:x2="3.5cm" svg:y2="6cm">
          <text:p/>
        </draw:line>
        <draw:line draw:style-name="gr2" draw:text-style-name="P1" draw:layer="layout" svg:x1="7.5cm" svg:y1="3.5cm" svg:x2="7.5cm" svg:y2="6.5cm">
          <text:p/>
        </draw:line>
        <draw:line draw:style-name="gr2" draw:text-style-name="P1" draw:layer="layout" svg:x1="3.5cm" svg:y1="3.5cm" svg:x2="7.5cm" svg:y2="3.5cm">
          <text:p/>
        </draw:line>
        <draw:line draw:style-name="gr2" draw:text-style-name="P1" draw:layer="layout" svg:x1="3.5cm" svg:y1="3.5cm" svg:x2="3.5cm" svg:y2="6cm">
          <text:p/>
        </draw:line>
        <draw:line draw:style-name="gr2" draw:text-style-name="P1" draw:layer="layout" svg:x1="7.5cm" svg:y1="6.5cm" svg:x2="9.5cm" svg:y2="6.5cm">
          <text:p/>
        </draw:line>
        <draw:frame draw:style-name="gr5" draw:text-style-name="P3" draw:layer="layout" svg:width="4.765cm" svg:height="0.725cm" svg:x="5.585cm" svg:y="0.45cm">
          <draw:text-box>
            <text:p><text:span text:style-name="T2">interpolation=Constant</text:span></text:p>
          </draw:text-box>
        </draw:frame>
      </draw:page>
      <draw:page draw:name="page2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2" draw:layer="layout" svg:width="0.65cm" svg:height="0.645cm" svg:x="3.15cm" svg:y="7.15cm">
          <draw:text-box>
            <text:p><text:span text:style-name="T1">6</text:span></text:p>
          </draw:text-box>
        </draw:frame>
        <draw:frame draw:style-name="gr4" draw:text-style-name="P2" draw:layer="layout" svg:width="0.9cm" svg:height="0.695cm" svg:x="7.05cm" svg:y="7.155cm">
          <draw:text-box>
            <text:p><text:span text:style-name="T1">20</text:span></text:p>
          </draw:text-box>
        </draw:frame>
        <draw:frame draw:style-name="gr4" draw:text-style-name="P2" draw:layer="layout" svg:width="0.9cm" svg:height="0.695cm" svg:x="9.05cm" svg:y="7.145cm">
          <draw:text-box>
            <text:p><text:span text:style-name="T1">24</text:span></text:p>
          </draw:text-box>
        </draw:frame>
        <draw:frame draw:style-name="gr3" draw:text-style-name="P2" draw:layer="layout" svg:width="0.65cm" svg:height="0.645cm" svg:x="0.15cm" svg:y="7.15cm">
          <draw:text-box>
            <text:p><text:span text:style-name="T1">0</text:span></text:p>
          </draw:text-box>
        </draw:frame>
        <draw:line draw:style-name="gr2" draw:text-style-name="P1" draw:layer="layout" svg:x1="0.5cm" svg:y1="6cm" svg:x2="3.5cm" svg:y2="3.5cm">
          <text:p/>
        </draw:line>
        <draw:line draw:style-name="gr2" draw:text-style-name="P1" draw:layer="layout" svg:x1="3.5cm" svg:y1="3.5cm" svg:x2="7.5cm" svg:y2="6.5cm">
          <text:p/>
        </draw:line>
        <draw:line draw:style-name="gr2" draw:text-style-name="P1" draw:layer="layout" svg:x1="7.5cm" svg:y1="6.5cm" svg:x2="9.5cm" svg:y2="6cm">
          <text:p/>
        </draw:line>
        <draw:frame draw:style-name="gr6" draw:text-style-name="P3" draw:layer="layout" svg:width="4.244cm" svg:height="0.725cm" svg:x="5.595cm" svg:y="0.443cm">
          <draw:text-box>
            <text:p><text:span text:style-name="T2">interpolation=Linear</text:span></text:p>
          </draw:text-box>
        </draw:frame>
      </draw:page>
      <draw:page draw:name="page3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2" draw:layer="layout" svg:width="0.65cm" svg:height="0.645cm" svg:x="3.15cm" svg:y="7.15cm">
          <draw:text-box>
            <text:p><text:span text:style-name="T1">6</text:span></text:p>
          </draw:text-box>
        </draw:frame>
        <draw:frame draw:style-name="gr4" draw:text-style-name="P2" draw:layer="layout" svg:width="0.9cm" svg:height="0.695cm" svg:x="7.05cm" svg:y="7.155cm">
          <draw:text-box>
            <text:p><text:span text:style-name="T1">20</text:span></text:p>
          </draw:text-box>
        </draw:frame>
        <draw:frame draw:style-name="gr4" draw:text-style-name="P2" draw:layer="layout" svg:width="0.9cm" svg:height="0.695cm" svg:x="9.05cm" svg:y="7.145cm">
          <draw:text-box>
            <text:p><text:span text:style-name="T1">24</text:span></text:p>
          </draw:text-box>
        </draw:frame>
        <draw:frame draw:style-name="gr3" draw:text-style-name="P2" draw:layer="layout" svg:width="0.65cm" svg:height="0.645cm" svg:x="0.15cm" svg:y="7.15cm">
          <draw:text-box>
            <text:p><text:span text:style-name="T1">0</text:span></text:p>
          </draw:text-box>
        </draw:frame>
        <draw:line draw:style-name="gr2" draw:text-style-name="P1" draw:layer="layout" svg:x1="0.5cm" svg:y1="6cm" svg:x2="3.5cm" svg:y2="6cm">
          <text:p/>
        </draw:line>
        <draw:line draw:style-name="gr2" draw:text-style-name="P1" draw:layer="layout" svg:x1="7.5cm" svg:y1="3.5cm" svg:x2="7.5cm" svg:y2="6.5cm">
          <text:p/>
        </draw:line>
        <draw:line draw:style-name="gr2" draw:text-style-name="P1" draw:layer="layout" svg:x1="3.5cm" svg:y1="3.5cm" svg:x2="7.5cm" svg:y2="3.5cm">
          <text:p/>
        </draw:line>
        <draw:line draw:style-name="gr2" draw:text-style-name="P1" draw:layer="layout" svg:x1="3.5cm" svg:y1="3.5cm" svg:x2="3.5cm" svg:y2="6cm">
          <text:p/>
        </draw:line>
        <draw:line draw:style-name="gr2" draw:text-style-name="P1" draw:layer="layout" svg:x1="7.5cm" svg:y1="6.5cm" svg:x2="9.5cm" svg:y2="6.5cm">
          <text:p/>
        </draw:line>
        <draw:frame draw:style-name="gr5" draw:text-style-name="P3" draw:layer="layout" svg:width="4.765cm" svg:height="0.725cm" svg:x="5.585cm" svg:y="0.45cm">
          <draw:text-box>
            <text:p><text:span text:style-name="T2">interpolation=C</text:span><text:span text:style-name="T2">onstant</text:span></text:p>
          </draw:text-box>
        </draw:frame>
        <draw:line draw:style-name="gr7" draw:text-style-name="P1" draw:layer="layout" svg:x1="3.35cm" svg:y1="6cm" svg:x2="3.5cm" svg:y2="3.5cm">
          <text:p/>
        </draw:line>
        <draw:line draw:style-name="gr7" draw:text-style-name="P1" draw:layer="layout" svg:x1="7.5cm" svg:y1="6.5cm" svg:x2="7.35cm" svg:y2="3.5cm">
          <text:p/>
        </draw:line>
        <draw:line draw:style-name="gr7" draw:text-style-name="P1" draw:layer="layout" svg:x1="7.35cm" svg:y1="3.5cm" svg:x2="3.5cm" svg:y2="3.5cm">
          <text:p/>
        </draw:line>
        <draw:line draw:style-name="gr7" draw:text-style-name="P1" draw:layer="layout" svg:x1="3.35cm" svg:y1="6cm" svg:x2="0.5cm" svg:y2="6cm">
          <text:p/>
        </draw:line>
        <draw:line draw:style-name="gr7" draw:text-style-name="P1" draw:layer="layout" svg:x1="9.35cm" svg:y1="6.5cm" svg:x2="7.5cm" svg:y2="6.5cm">
          <text:p/>
        </draw:line>
        <draw:line draw:style-name="gr8" draw:text-style-name="P1" draw:layer="layout" svg:x1="9.5cm" svg:y1="6cm" svg:x2="11.15cm" svg:y2="6cm">
          <text:p/>
        </draw:line>
        <draw:line draw:style-name="gr7" draw:text-style-name="P1" draw:layer="layout" svg:x1="4cm" svg:y1="2.373cm" svg:x2="3.65cm" svg:y2="2.373cm">
          <text:p/>
        </draw:line>
        <draw:line draw:style-name="gr2" draw:text-style-name="P1" draw:layer="layout" svg:x1="3.65cm" svg:y1="1.623cm" svg:x2="4cm" svg:y2="1.623cm">
          <text:p/>
        </draw:line>
        <draw:frame draw:style-name="gr9" draw:text-style-name="P4" draw:layer="layout" svg:width="1.515cm" svg:height="0.645cm" svg:x="3.15cm" svg:y="6.25cm">
          <draw:text-box>
            <text:p><text:span text:style-name="T3">2</text:span><text:span text:style-name="T3"> </text:span><text:span text:style-name="T3">m</text:span><text:span text:style-name="T3">i</text:span><text:span text:style-name="T3">n</text:span></text:p>
          </draw:text-box>
        </draw:frame>
        <draw:frame draw:style-name="gr10" draw:text-style-name="P5" draw:layer="layout" svg:width="5.502cm" svg:height="0.725cm" svg:x="3.892cm" svg:y="2.042cm">
          <draw:text-box>
            <text:p><text:span text:style-name="T4">actual values used by the solver</text:span></text:p>
          </draw:text-box>
        </draw:frame>
        <draw:line draw:style-name="gr8" draw:text-style-name="P1" draw:layer="layout" svg:x1="3.65cm" svg:y1="2.023cm" svg:x2="4cm" svg:y2="2.023cm">
          <text:p/>
        </draw:line>
        <draw:frame draw:style-name="gr5" draw:text-style-name="P2" draw:layer="layout" svg:width="4.765cm" svg:height="0.725cm" svg:x="3.885cm" svg:y="1.673cm">
          <draw:text-box>
            <text:p><text:span text:style-name="T1">next day’s </text:span><text:span text:style-name="T1">schedule</text:span></text:p>
          </draw:text-box>
        </draw:frame>
        <draw:g>
          <draw:line draw:style-name="gr11" draw:text-style-name="P1" draw:layer="layout" svg:x1="3.15cm" svg:y1="6.25cm" svg:x2="3.7cm" svg:y2="6.25cm">
            <text:p/>
          </draw:line>
          <draw:line draw:style-name="gr11" draw:text-style-name="P1" draw:layer="layout" svg:x1="3.35cm" svg:y1="6.15cm" svg:x2="3.35cm" svg:y2="6.35cm">
            <text:p/>
          </draw:line>
          <draw:line draw:style-name="gr11" draw:text-style-name="P1" draw:layer="layout" svg:x1="3.5cm" svg:y1="6.15cm" svg:x2="3.5cm" svg:y2="6.35cm">
            <text:p/>
          </draw:line>
        </draw:g>
        <draw:g>
          <draw:line draw:style-name="gr11" draw:text-style-name="P1" draw:layer="layout" svg:x1="7.15cm" svg:y1="3.3cm" svg:x2="7.7cm" svg:y2="3.3cm">
            <text:p/>
          </draw:line>
          <draw:line draw:style-name="gr11" draw:text-style-name="P1" draw:layer="layout" svg:x1="7.35cm" svg:y1="3.2cm" svg:x2="7.35cm" svg:y2="3.4cm">
            <text:p/>
          </draw:line>
          <draw:line draw:style-name="gr11" draw:text-style-name="P1" draw:layer="layout" svg:x1="7.5cm" svg:y1="3.2cm" svg:x2="7.5cm" svg:y2="3.4cm">
            <text:p/>
          </draw:line>
        </draw:g>
        <draw:g>
          <draw:line draw:style-name="gr11" draw:text-style-name="P1" draw:layer="layout" svg:x1="9.15cm" svg:y1="5.7cm" svg:x2="9.7cm" svg:y2="5.7cm">
            <text:p/>
          </draw:line>
          <draw:line draw:style-name="gr11" draw:text-style-name="P1" draw:layer="layout" svg:x1="9.35cm" svg:y1="5.6cm" svg:x2="9.35cm" svg:y2="5.8cm">
            <text:p/>
          </draw:line>
          <draw:line draw:style-name="gr11" draw:text-style-name="P1" draw:layer="layout" svg:x1="9.5cm" svg:y1="5.6cm" svg:x2="9.5cm" svg:y2="5.8cm">
            <text:p/>
          </draw:line>
        </draw:g>
        <draw:frame draw:style-name="gr9" draw:text-style-name="P4" draw:layer="layout" svg:width="1.515cm" svg:height="0.645cm" svg:x="7.1cm" svg:y="2.7cm">
          <draw:text-box>
            <text:p><text:span text:style-name="T3">2 min</text:span></text:p>
          </draw:text-box>
        </draw:frame>
        <draw:frame draw:style-name="gr5" draw:text-style-name="P2" draw:layer="layout" svg:width="4.765cm" svg:height="0.725cm" svg:x="3.9cm" svg:y="1.273cm">
          <draw:text-box>
            <text:p><text:span text:style-name="T1">defined schedule</text:span></text:p>
          </draw:text-box>
        </draw:frame>
        <draw:frame draw:style-name="gr9" draw:text-style-name="P4" draw:layer="layout" svg:width="1.515cm" svg:height="0.645cm" svg:x="9.05cm" svg:y="5.05cm">
          <draw:text-box>
            <text:p><text:span text:style-name="T3">2 min</text:span></text:p>
          </draw:text-box>
        </draw:frame>
        <draw:line draw:style-name="gr2" draw:text-style-name="P1" draw:layer="layout" svg:x1="9.5cm" svg:y1="6.5cm" svg:x2="9.5cm" svg:y2="6cm">
          <text:p/>
        </draw:line>
        <draw:line draw:style-name="gr7" draw:text-style-name="P1" draw:layer="layout" svg:x1="9.35cm" svg:y1="6.5cm" svg:x2="9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0:41.510168945</meta:creation-date>
    <dc:date>2020-11-05T18:09:09.197525921</dc:date>
    <meta:editing-duration>PT1H48M37S</meta:editing-duration>
    <meta:editing-cycles>3</meta:editing-cycles>
    <meta:generator>LibreOffice/6.0.7.3$Linux_X86_64 LibreOffice_project/00m0$Build-3</meta:generator>
    <meta:document-statistic meta:object-count="72"/>
  </office:meta>
</office:document-meta>
</file>